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>
      <style:paragraph-properties>
        <style:tab-stops>
          <style:tab-stop style:position="3.484cm"/>
        </style:tab-stops>
      </style:paragraph-properties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Service: Delivery-Gateway-Service (Provider Dispatcher) </text:p>
      <text:p text:style-name="Text_20_body"/>
      <text:p text:style-name="P21"><text:span text:style-name="T1">Projekt:</text:span> <text:tab/>Messaging / Communication Platform<text:line-break/><text:span text:style-name="T1">Service:</text:span> <text:tab/>Delivery-Gateway-Service (Provider Dispatcher)<text:line-break/><text:span text:style-name="T1">Version:</text:span> <text:tab/>1.0<text:line-break/><text:span text:style-name="T1">Technologie:</text:span> <text:tab/>Java 21, Spring Boot, Maven, MariaDB/MySQL, Flyway, <text:tab/>application.properties, Docker<text:line-break/><text:span text:style-name="T1">Datenbank:</text:span> <text:tab/>deliveries</text:p>
      <text:p text:style-name="P21"/>
      <text:h text:style-name="Heading_20_1" text:outline-level="1">1. Ziel und Zweck</text:h>
      <text:p text:style-name="Text_20_body">Service D ist das zentrale „Delivery-Gateway“ für externe Zustellung.<text:line-break/>Er nimmt <text:span text:style-name="Strong_20_Emphasis">konkrete Zustellaufträge (Attempts)</text:span> entgegen, persistiert sie, verarbeitet sie (synchron oder asynchron per Worker), spricht <text:span text:style-name="Strong_20_Emphasis">Provider/Adapter</text:span> an (z. B. SMTP, Twilio) und protokolliert <text:span text:style-name="Strong_20_Emphasis">Delivery Events</text:span> (SENT/FAILED/DELIVERED etc.).</text:p>
      <text:p text:style-name="Text_20_body">Service D ist <text:span text:style-name="Strong_20_Emphasis">kein Orchestrator</text:span> (keine Policy-/Fallback-Entscheidung auf Message-Ebene) – diese Logik liegt in Service A (Outbound Orchestrator). Service D ist die „Ausführungsschicht“ für ein bestimmtes Target/Provider.</text:p>
      <text:p text:style-name="Text_20_body"/>
      <text:h text:style-name="Heading_20_1" text:outline-level="1">2. Abgrenzung</text:h>
      <text:h text:style-name="Heading_20_2" text:outline-level="2">2.1 Was Service D leistet (Scope)</text:h>
      <text:p text:style-name="Text_20_body">Service D übernimmt:</text:p>
      <text:list xml:id="list5271937617967723802" text:style-name="L1">
        <text:list-item>
          <text:p text:style-name="P1">REST API zum Annehmen eines Zustellversuchs (Attempt)</text:p>
        </text:list-item>
        <text:list-item>
          <text:p text:style-name="P1">Persistenz (Attempt + Events + optional Outbox/Queue)</text:p>
        </text:list-item>
        <text:list-item>
          <text:p text:style-name="P1">Provider-Anbindung über Adapter (EMAIL/SMS/WHATSAPP – je nach MVP)</text:p>
        </text:list-item>
        <text:list-item>
          <text:p text:style-name="P1">Verarbeitung: Versand ausführen, ProviderMessageId speichern, Ergebnis klassifizieren</text:p>
        </text:list-item>
        <text:list-item>
          <text:p text:style-name="P1">Ereignisannahme (Provider-Callbacks/Webhooks) + Zuordnung zu Attempt</text:p>
        </text:list-item>
        <text:list-item>
          <text:p text:style-name="P1">Statusabfrage (GET Attempt + Timeline)</text:p>
        </text:list-item>
        <text:list-item>
          <text:p text:style-name="P1">OpenAPI/Swagger Dokumentation für Controller und DTOs</text:p>
        </text:list-item>
        <text:list-item>
          <text:p text:style-name="P1">Tests: positive &amp; negative Integrationstests</text:p>
        </text:list-item>
        <text:list-item>
          <text:p text:style-name="P1">Docker-Setup + README Dokumentation</text:p>
        </text:list-item>
      </text:list>
      <text:h text:style-name="Heading_20_2" text:outline-level="2"/>
      <text:h text:style-name="P22" text:outline-level="2">2.2 Was Service D NICHT leistet (Out of scope)</text:h>
      <text:list xml:id="list9085447847118041459" text:style-name="L2">
        <text:list-item>
          <text:p text:style-name="P2">Keine Message-Orchestrierung (Policy, Reihenfolge, Fallback) → Ownership: Service A</text:p>
        </text:list-item>
        <text:list-item>
          <text:p text:style-name="P2">Keine Inbox-/In-App Zustellung → Ownership: Service B</text:p>
        </text:list-item>
        <text:list-item>
          <text:p text:style-name="P2">Keine Webhook-Delivery-Engine für Fremdsysteme → Ownership: Service C</text:p>
        </text:list-item>
        <text:list-item>
          <text:p text:style-name="P2">Kein Template-Rendering/Content-Composition (Service D erwartet „rendered payload“ oder Referenzen)</text:p>
        </text:list-item>
        <text:list-item>
          <text:p text:style-name="P2">Kein eigenes File-Storage (Attachments nur als Referenzen/URLs/IDs)</text:p>
        </text:list-item>
      </text:list>
      <text:p text:style-name="Text_20_body"/>
      <text:h text:style-name="Heading_20_1" text:outline-level="1">3. Zustellziele (Targets) und Provider</text:h>
      <text:p text:style-name="Text_20_body">Service D kennt folgende Targets als „Delivery Targets“ (auszuführen, nicht zu orchestrieren):</text:p>
      <text:list xml:id="list6938986389655330371" text:style-name="L3">
        <text:list-item>
          <text:p text:style-name="P3">EMAIL (SMTP / Provider-Adapter)</text:p>
        </text:list-item>
        <text:list-item>
          <text:p text:style-name="P3">SMS (Provider-Adapter)</text:p>
        </text:list-item>
        <text:list-item>
          <text:p text:style-name="P3">WHATSAPP (Provider-Adapter)</text:p>
        </text:list-item>
        <text:list-item>
          <text:p text:style-name="P3">VOICE (nur vorgesehen, keine Implementierung im MVP)</text:p>
        </text:list-item>
      </text:list>
      <text:p text:style-name="Text_20_body">Wichtig: Service D protokolliert die Zustellung (Attempt/Events), aber ersetzt nicht die Orchestrierung in Service A.</text:p>
      <text:p text:style-name="Text_20_body"/>
      <text:h text:style-name="Heading_20_1" text:outline-level="1">4. Begriffe (einfach)</text:h>
      <text:list xml:id="list8499714916690789496" text:style-name="L4">
        <text:list-item>
          <text:p text:style-name="P4"><text:span text:style-name="Strong_20_Emphasis">Attempt (Zustellversuch):</text:span> Ein konkreter Versand an <text:span text:style-name="Emphasis">einen</text:span> Empfänger über <text:span text:style-name="Emphasis">ein</text:span> Target/Provider.</text:p>
        </text:list-item>
        <text:list-item>
          <text:p text:style-name="P4"><text:span text:style-name="Strong_20_Emphasis">ProviderMessageId:</text:span> ID, die der externe Provider zurückliefert (wichtig für spätere Status-Events).</text:p>
        </text:list-item>
        <text:list-item>
          <text:p text:style-name="P4"><text:span text:style-name="Strong_20_Emphasis">Delivery Event:</text:span> Zeitstempelbares Ereignis zum Attempt (z. B. SENT, DELIVERED, FAILED).</text:p>
        </text:list-item>
        <text:list-item>
          <text:p text:style-name="P4"><text:span text:style-name="Strong_20_Emphasis">Idempotenz:</text:span> Gleicher Auftrag (Key) führt nicht zu doppeltem Versand.</text:p>
        </text:list-item>
        <text:list-item>
          <text:p text:style-name="P4"><text:span text:style-name="Strong_20_Emphasis">Callback/Webhook:</text:span> Provider ruft Service D an und meldet Zustellstatus.</text:p>
        </text:list-item>
      </text:list>
      <text:p text:style-name="Text_20_body"/>
      <text:h text:style-name="Heading_20_1" text:outline-level="1"/>
      <text:h text:style-name="P23" text:outline-level="1">5. Schnittstellen / externe Abhängigkeiten (nur als Verträge)</text:h>
      <text:p text:style-name="Text_20_body">Service integriert externe Provider, aber kapselt sie über Adapter.</text:p>
      <text:list xml:id="list3578320613529911768" text:style-name="L5">
        <text:list-item>
          <text:p text:style-name="P5">SMTP Server (Email)</text:p>
        </text:list-item>
        <text:list-item>
          <text:p text:style-name="P5">SMS/WhatsApp Provider API (z. B. Twilio, weitere möglich)</text:p>
        </text:list-item>
        <text:list-item>
          <text:p text:style-name="P5">Provider-Callbacks/Webhooks (Signaturprüfung, Mapping)</text:p>
        </text:list-item>
        <text:list-item>
          <text:p text:style-name="P5">Optional: Service-to-Service Rückmeldung an Service A (Pull via GET oder Push via Callback – siehe Anforderungen)</text:p>
        </text:list-item>
      </text:list>
      <text:p text:style-name="Text_20_body"/>
      <text:h text:style-name="Heading_20_1" text:outline-level="1">6. Funktionale Anforderungen</text:h>
      <text:h text:style-name="Heading_20_2" text:outline-level="2">6.1 Attempt annehmen &amp; validieren</text:h>
      <text:p text:style-name="Text_20_body">D-F01 <text:span text:style-name="Source_20_Text">POST /deliveries</text:span> nimmt eine DeliveryAttemptRequest entgegen.<text:line-break/>D-F02 Antwort <text:span text:style-name="Source_20_Text">202 ACCEPTED</text:span> mit <text:span text:style-name="Source_20_Text">attemptId</text:span> (public oder intern – aber eindeutig referenzierbar).<text:line-break/>D-F03 Bean Validation: Pflichtfelder, Target/Provider gültig, Empfänger vorhanden, Payload plausibel.<text:line-break/>D-F04 Inhalt wird <text:span text:style-name="Strong_20_Emphasis">nicht</text:span> „komponiert“ – Service D erwartet:</text:p>
      <text:list xml:id="list4354999183875166974" text:style-name="L6">
        <text:list-item>
          <text:p text:style-name="P6">bereits gerenderten Content (z. B. Subject/Body) <text:span text:style-name="Strong_20_Emphasis">oder</text:span></text:p>
        </text:list-item>
        <text:list-item>
          <text:p text:style-name="P6">Referenz (TemplateId/RenderedMessageId/StorageRef) – <text:span text:style-name="Emphasis">nur wenn im System so vorgesehen</text:span>.</text:p>
        </text:list-item>
      </text:list>
      <text:h text:style-name="Heading_20_2" text:outline-level="2">6.2 Idempotenz</text:h>
      <text:p text:style-name="Text_20_body">D-F10 Header <text:span text:style-name="Source_20_Text">Idempotency-Key</text:span> wird unterstützt.<text:line-break/>D-F11 Unique-Bedingung auf <text:span text:style-name="Source_20_Text">(company_id, idempotency_key)</text:span> (oder <text:span text:style-name="Source_20_Text">(company_id, attempt_id)</text:span> falls attemptId vom Aufrufer kommt).<text:line-break/>D-F12 Bei Wiederholung: gleicher <text:span text:style-name="Source_20_Text">attemptId</text:span> zurück, <text:span text:style-name="Strong_20_Emphasis">kein</text:span> erneuter Versand.</text:p>
      <text:h text:style-name="Heading_20_2" text:outline-level="2">6.3 Persistenz &amp; Audit</text:h>
      <text:p text:style-name="Text_20_body">D-F20 Service D persistiert mindestens:</text:p>
      <text:list xml:id="list7960360224707413343" text:style-name="L7">
        <text:list-item>
          <text:p text:style-name="P7"><text:span text:style-name="Source_20_Text">delivery_attempt</text:span> (Meta, Target, Provider, RecipientRef/Hash, Status, ProviderMessageId, Fehlerklassifikation)</text:p>
        </text:list-item>
        <text:list-item>
          <text:p text:style-name="P7"><text:span text:style-name="Source_20_Text">delivery_event</text:span> (AttemptId, EventType, EventAtUtc, RawStatus, ErrorCode, ErrorMessage)<text:line-break/>D-F21 Audit: <text:span text:style-name="Source_20_Text">createdAtUtc</text:span>, <text:span text:style-name="Source_20_Text">createdBy</text:span> (falls vorhanden), <text:span text:style-name="Source_20_Text">correlationId/traceId</text:span> werden gespeichert.</text:p>
        </text:list-item>
      </text:list>
      <text:h text:style-name="Heading_20_2" text:outline-level="2"/>
      <text:h text:style-name="P22" text:outline-level="2">6.4 Versand ausführen (Provider Adapter)</text:h>
      <text:p text:style-name="Text_20_body">D-F30 Attempt wird in Status <text:span text:style-name="Source_20_Text">QUEUED</text:span>/<text:span text:style-name="Source_20_Text">PROCESSING</text:span> gesetzt und an Provider übergeben.<text:line-break/>D-F31 ProviderResponse wird normalisiert:</text:p>
      <text:list xml:id="list1643987203981698834" text:style-name="L8">
        <text:list-item>
          <text:p text:style-name="P8"><text:span text:style-name="Source_20_Text">providerMessageId</text:span> speichern (falls vorhanden)</text:p>
        </text:list-item>
        <text:list-item>
          <text:p text:style-name="P8">Ergebnis als Event schreiben (z. B. SENT oder FAILED)<text:line-break/>D-F32 Fehlerklassifikation:</text:p>
        </text:list-item>
        <text:list-item>
          <text:p text:style-name="P8">transient (retryable): Netzwerk/Timeout/5xx</text:p>
        </text:list-item>
        <text:list-item>
          <text:p text:style-name="P8">non-retryable: 4xx, invalid recipient, policy violation etc.<text:line-break/>Hinweis: <text:span text:style-name="Strong_20_Emphasis">Strategische Retries/Fallbacks</text:span> liegen in Service A. Service D darf optional einen <text:span text:style-name="Emphasis">kurzen technischen Retry</text:span> (z. B. 1–2x bei Timeouts) implementieren, muss das aber sauber protokollieren.</text:p>
        </text:list-item>
      </text:list>
      <text:h text:style-name="Heading_20_2" text:outline-level="2">6.5 Asynchrone Verarbeitung (optional, empfohlen)</text:h>
      <text:p text:style-name="Text_20_body">D-F40 Versand kann asynchron per Worker erfolgen (Outbox/Queue Pattern).<text:line-break/>D-F41 Locking verhindert Doppelverarbeitung bei mehreren Instanzen (z. B. <text:span text:style-name="Source_20_Text">SELECT … FOR UPDATE SKIP LOCKED</text:span> oder Outbox-Lock).<text:line-break/>D-F42 Worker schreibt Events + aktualisiert Attempt-Status.</text:p>
      <text:h text:style-name="Heading_20_2" text:outline-level="2">6.6 Provider-Callbacks / Events annehmen</text:h>
      <text:p text:style-name="Text_20_body">D-F50 <text:span text:style-name="Source_20_Text">POST /providers/{provider}/events</text:span> nimmt Provider-Event-Payload entgegen.<text:line-break/>D-F51 Zuordnung zu Attempt erfolgt über:</text:p>
      <text:list xml:id="list218663493182818744" text:style-name="L9">
        <text:list-item>
          <text:p text:style-name="P9"><text:span text:style-name="Source_20_Text">providerMessageId</text:span> (bevorzugt) oder</text:p>
        </text:list-item>
        <text:list-item>
          <text:p text:style-name="P9"><text:span text:style-name="Source_20_Text">attemptId</text:span> (falls Provider/Integrator das mitsendet)<text:line-break/>D-F52 Event wird gespeichert (inkl. raw payload/fields soweit erlaubt) und Status ggf. auf final gesetzt (DELIVERED/FAILED).<text:line-break/>D-F53 Signaturprüfung/Authentifizierung je Provider (z. B. HMAC Header) ist Pflicht, sofern Provider das unterstützt.</text:p>
        </text:list-item>
      </text:list>
      <text:h text:style-name="Heading_20_2" text:outline-level="2">6.7 Statusabfrage</text:h>
      <text:p text:style-name="Text_20_body">D-F60 <text:span text:style-name="Source_20_Text">GET /deliveries/{attemptId}</text:span> liefert:</text:p>
      <text:list xml:id="list293762185004535086" text:style-name="L10">
        <text:list-item>
          <text:p text:style-name="P10">Attempt-Status</text:p>
        </text:list-item>
        <text:list-item>
          <text:p text:style-name="P10">Provider/Target</text:p>
        </text:list-item>
        <text:list-item>
          <text:p text:style-name="P10">Timeline der Events (sortiert)</text:p>
        </text:list-item>
        <text:list-item>
          <text:p text:style-name="P10">Fehlerdetails (ohne sensible Daten im Klartext)<text:line-break/>D-F61 Timeline muss Supportfall „nicht angekommen“ ermöglichen.</text:p>
        </text:list-item>
      </text:list>
      <text:h text:style-name="Heading_20_2" text:outline-level="2"/>
      <text:h text:style-name="P22" text:outline-level="2">6.8 Retry/Cancel (Schnittstelle zu Service A)</text:h>
      <text:p text:style-name="Text_20_body">D-F70 Service D bietet optional:</text:p>
      <text:list xml:id="list7939572033274532699" text:style-name="L11">
        <text:list-item>
          <text:p text:style-name="P11"><text:span text:style-name="Source_20_Text">POST /deliveries/{attemptId}/retry</text:span> (nur wenn Service A das nicht selbst neu anlegt)</text:p>
        </text:list-item>
        <text:list-item>
          <text:p text:style-name="P11"><text:span text:style-name="Source_20_Text">POST /deliveries/{attemptId}/cancel</text:span> (nur falls noch nicht „versendet“)<text:line-break/>D-F71 Bei finalem Status: <text:span text:style-name="Source_20_Text">409 CONFLICT</text:span>.</text:p>
        </text:list-item>
      </text:list>
      <text:p text:style-name="Quotations">Empfehlung für klare Ownership: Service A legt bei Retry einen <text:span text:style-name="Strong_20_Emphasis">neuen Attempt</text:span> an, Service D bleibt „execute only“.</text:p>
      <text:h text:style-name="Heading_20_2" text:outline-level="2">6.9 Swagger/OpenAPI</text:h>
      <text:p text:style-name="Text_20_body">D-F80 Alle Controller-Endpunkte sind ausführlich dokumentiert (@Operation, @ApiResponses, @Parameter, Security).<text:line-break/>D-F81 Alle DTOs sind dokumentiert (@Schema, required, examples, constraints).<text:line-break/>D-F82 Mapping-Regeln ProviderEvent → DeliveryEventType sind dokumentiert.</text:p>
      <text:p text:style-name="Text_20_body"/>
      <text:h text:style-name="Heading_20_1" text:outline-level="1">7. Statusmodell</text:h>
      <text:h text:style-name="Heading_20_2" text:outline-level="2">7.1 Attempt Status</text:h>
      <text:list xml:id="list3716324044161864299" text:style-name="L12">
        <text:list-item>
          <text:p text:style-name="P12"><text:span text:style-name="Source_20_Text">QUEUED</text:span> – angenommen, wartet auf Verarbeitung</text:p>
        </text:list-item>
        <text:list-item>
          <text:p text:style-name="P12"><text:span text:style-name="Source_20_Text">PROCESSING</text:span> – Versand läuft</text:p>
        </text:list-item>
        <text:list-item>
          <text:p text:style-name="P12"><text:span text:style-name="Source_20_Text">SENT</text:span> – Provider hat angenommen/gesendet (nicht zwingend zugestellt)</text:p>
        </text:list-item>
        <text:list-item>
          <text:p text:style-name="P12"><text:span text:style-name="Source_20_Text">DELIVERED</text:span> – Zustellung bestätigt (wenn Provider das liefert)</text:p>
        </text:list-item>
        <text:list-item>
          <text:p text:style-name="P12"><text:span text:style-name="Source_20_Text">FAILED</text:span> – final fehlgeschlagen</text:p>
        </text:list-item>
        <text:list-item>
          <text:p text:style-name="P12"><text:span text:style-name="Source_20_Text">CANCELED</text:span> – abgebrochen</text:p>
        </text:list-item>
      </text:list>
      <text:h text:style-name="Heading_20_2" text:outline-level="2">7.2 Delivery Event Type (Beispiele)</text:h>
      <text:list xml:id="list3662469812407550800" text:style-name="L13">
        <text:list-item>
          <text:p text:style-name="P13"><text:span text:style-name="Source_20_Text">QUEUED</text:span>, <text:span text:style-name="Source_20_Text">PROCESSING</text:span></text:p>
        </text:list-item>
        <text:list-item>
          <text:p text:style-name="P13"><text:span text:style-name="Source_20_Text">SENT</text:span>, <text:span text:style-name="Source_20_Text">DELIVERED</text:span></text:p>
        </text:list-item>
        <text:list-item>
          <text:p text:style-name="P13"><text:span text:style-name="Source_20_Text">FAILED</text:span> (mit ErrorCode/ErrorMessage)</text:p>
        </text:list-item>
        <text:list-item>
          <text:p text:style-name="P13">Optional je Kanal: <text:span text:style-name="Source_20_Text">BOUNCED</text:span>, <text:span text:style-name="Source_20_Text">REJECTED</text:span>, <text:span text:style-name="Source_20_Text">UNDELIVERABLE</text:span>, <text:span text:style-name="Source_20_Text">READ</text:span> (nur wenn sauber definierbar)</text:p>
        </text:list-item>
      </text:list>
      <text:p text:style-name="Text_20_body"/>
      <text:h text:style-name="Heading_20_1" text:outline-level="1"/>
      <text:h text:style-name="P23" text:outline-level="1">8. Persistenzanforderungen (MariaDB)</text:h>
      <text:h text:style-name="Heading_20_2" text:outline-level="2">8.1 Tabellen (Minimum)</text:h>
      <text:p text:style-name="Text_20_body">D-D01 Tabellen:</text:p>
      <text:list xml:id="list447575589834203941" text:style-name="L14">
        <text:list-item>
          <text:p text:style-name="P14"><text:span text:style-name="Source_20_Text">delivery_attempt</text:span></text:p>
        </text:list-item>
        <text:list-item>
          <text:p text:style-name="P14"><text:span text:style-name="Source_20_Text">delivery_event</text:span></text:p>
        </text:list-item>
        <text:list-item>
          <text:p text:style-name="P14">optional: <text:span text:style-name="Source_20_Text">outbox_event</text:span> (falls Worker/Outbox genutzt)</text:p>
        </text:list-item>
      </text:list>
      <text:h text:style-name="Heading_20_2" text:outline-level="2">8.2 Constraints/Indizes</text:h>
      <text:p text:style-name="Text_20_body">D-D02 Constraints/Indizes:</text:p>
      <text:list xml:id="list8699833291098199634" text:style-name="L15">
        <text:list-item>
          <text:p text:style-name="P15">Unique <text:span text:style-name="Source_20_Text">(company_id, idempotency_key)</text:span> <text:span text:style-name="Strong_20_Emphasis">oder</text:span> <text:span text:style-name="Source_20_Text">(company_id, attempt_id)</text:span></text:p>
        </text:list-item>
        <text:list-item>
          <text:p text:style-name="P15">Index <text:span text:style-name="Source_20_Text">(company_id, status)</text:span></text:p>
        </text:list-item>
        <text:list-item>
          <text:p text:style-name="P15">Index <text:span text:style-name="Source_20_Text">provider_message_id</text:span> (für Callback-Zuordnung)</text:p>
        </text:list-item>
        <text:list-item>
          <text:p text:style-name="P15">Index <text:span text:style-name="Source_20_Text">(attempt_id, event_at_utc)</text:span> für Timeline</text:p>
        </text:list-item>
      </text:list>
      <text:h text:style-name="Heading_20_2" text:outline-level="2">8.3 Datums-/UTC-Regeln</text:h>
      <text:p text:style-name="Text_20_body">D-D03 Alle Zeiten werden in UTC gespeichert (<text:span text:style-name="Source_20_Text">*_at_utc</text:span>).<text:line-break/>D-D04 Empfehlung: Zeitwerte in der App setzen (PrePersist/PreUpdate), um DB-Default-Inkompatibilitäten (SQL-Mode/Versionen) zu vermeiden.<text:line-break/>D-D05 Wenn DB-Defaults genutzt werden, dann nur MariaDB-kompatibel und getestet (Micros/Precision beachten).</text:p>
      <text:h text:style-name="Heading_20_2" text:outline-level="2">8.4 Datenschutz / PII</text:h>
      <text:p text:style-name="Text_20_body">D-D06 Empfänger möglichst als <text:span text:style-name="Source_20_Text">recipient_ref</text:span> (ID/Lookup-Key) speichern.<text:line-break/>D-D07 Falls Klartext technisch nötig: verschlüsselt (<text:span text:style-name="Source_20_Text">*_enc</text:span>) + optional Hash-Spalte für Suche/Dedupe.<text:line-break/>D-D08 Keine PII in Logs.</text:p>
      <text:p text:style-name="Text_20_body"/>
      <text:h text:style-name="Heading_20_1" text:outline-level="1">9. Sicherheit &amp; Datenschutz (technisch)</text:h>
      <text:p text:style-name="Text_20_body">D-S01 REST API ist geschützt (mind. Basic/Auth-Token im MVP; später mTLS/JWT/OAuth2).<text:line-break/>D-S02 Provider-Webhook-Endpunkte separat absichern (Signatur + IP-Allowlist optional).<text:line-break/>D-S03 Secrets nicht im Repo (ENV/Secrets/Container Secrets).<text:line-break/>D-S04 Rate-Limits/Abuse-Schutz für öffentliche Callback-Endpunkte.</text:p>
      <text:p text:style-name="Text_20_body"/>
      <text:h text:style-name="Heading_20_1" text:outline-level="1"><text:soft-page-break/>10. Tests (Pflicht)</text:h>
      <text:h text:style-name="Heading_20_2" text:outline-level="2">10.1 Positive Integrationstests</text:h>
      <text:p text:style-name="Text_20_body">D-T01</text:p>
      <text:list xml:id="list7590587644040292301" text:style-name="L16">
        <text:list-item>
          <text:p text:style-name="P16">POST valid → 202 + DB Attempt + initial Events</text:p>
        </text:list-item>
        <text:list-item>
          <text:p text:style-name="P16">Idempotenz → gleiche AttemptId, keine Duplikate</text:p>
        </text:list-item>
        <text:list-item>
          <text:p text:style-name="P16">Worker/Dispatch → ProviderAdapter stub → Status/Events korrekt</text:p>
        </text:list-item>
        <text:list-item>
          <text:p text:style-name="P16">Provider-Callback → Event gespeichert + Attempt Status aktualisiert</text:p>
        </text:list-item>
        <text:list-item>
          <text:p text:style-name="P16">GET → 200, Timeline korrekt sortiert</text:p>
        </text:list-item>
      </text:list>
      <text:h text:style-name="Heading_20_2" text:outline-level="2">10.2 Negative Tests</text:h>
      <text:p text:style-name="Text_20_body">D-T02</text:p>
      <text:list xml:id="list5478878459150128834" text:style-name="L17">
        <text:list-item>
          <text:p text:style-name="P17">401 ohne Auth (internal endpoints)</text:p>
        </text:list-item>
        <text:list-item>
          <text:p text:style-name="P17">400 invalid payload</text:p>
        </text:list-item>
        <text:list-item>
          <text:p text:style-name="P17">404 unbekannte AttemptId</text:p>
        </text:list-item>
        <text:list-item>
          <text:p text:style-name="P17">409 Operation nicht erlaubt (finaler Status)</text:p>
        </text:list-item>
        <text:list-item>
          <text:p text:style-name="P17">Callback: ungültige Signatur → 401/403</text:p>
        </text:list-item>
      </text:list>
      <text:p text:style-name="Text_20_body"/>
      <text:h text:style-name="Heading_20_1" text:outline-level="1">11. Docker (Pflicht)</text:h>
      <text:p text:style-name="Text_20_body">D-DK01 Dockerfile (multi-stage) für Service D<text:line-break/>D-DK02 docker-compose.yml startet Service D + MariaDB (DB: deliveries)<text:line-break/>D-DK03 Optional: lokale Test-Dependencies</text:p>
      <text:list xml:id="list3841462285113884511" text:style-name="L18">
        <text:list-item>
          <text:p text:style-name="P18">Mailhog/SMTP4Dev für EMAIL (lokal)</text:p>
        </text:list-item>
        <text:list-item>
          <text:p text:style-name="P18">Stub-Provider (MockServer/WireMock)</text:p>
        </text:list-item>
      </text:list>
      <text:p text:style-name="Text_20_body"/>
      <text:h text:style-name="Heading_20_1" text:outline-level="1"/>
      <text:h text:style-name="P23" text:outline-level="1">12. Dokumentation (README.md Pflicht)</text:h>
      <text:p text:style-name="Text_20_body">Muss enthalten:</text:p>
      <text:list xml:id="list3187352764646868537" text:style-name="L19">
        <text:list-item>
          <text:p text:style-name="P19">Setup &amp; ENV</text:p>
          <text:list>
            <text:list-item>
              <text:p text:style-name="P19">DB_HOST, DB_PORT, DB_NAME, DB_USER, DB_PASSWORD</text:p>
            </text:list-item>
            <text:list-item>
              <text:p text:style-name="P19">SMTP_HOST, SMTP_PORT, SMTP_USER, SMTP_PASS, SMTP_TLS</text:p>
            </text:list-item>
            <text:list-item>
              <text:p text:style-name="P19">Provider Keys (z. B. TWILIO_ACCOUNT_SID, TWILIO_AUTH_TOKEN) falls genutzt</text:p>
            </text:list-item>
          </text:list>
        </text:list-item>
        <text:list-item>
          <text:p text:style-name="P19">Start (mvn + docker)</text:p>
        </text:list-item>
        <text:list-item>
          <text:p text:style-name="P19">Tests</text:p>
        </text:list-item>
        <text:list-item>
          <text:p text:style-name="P19">Swagger UI Hinweis</text:p>
        </text:list-item>
        <text:list-item>
          <text:p text:style-name="P19">Beispiel-curls:</text:p>
          <text:list>
            <text:list-item>
              <text:p text:style-name="P19">POST /deliveries</text:p>
            </text:list-item>
            <text:list-item>
              <text:p text:style-name="P19">GET /deliveries/{attemptId}</text:p>
            </text:list-item>
            <text:list-item>
              <text:p text:style-name="P19">POST /providers/{provider}/events</text:p>
            </text:list-item>
          </text:list>
        </text:list-item>
      </text:list>
      <text:p text:style-name="Text_20_body"/>
      <text:h text:style-name="Heading_20_1" text:outline-level="1">13. Akzeptanzkriterien</text:h>
      <text:list xml:id="list2170933220651285523" text:style-name="L20">
        <text:list-item>
          <text:p text:style-name="P20"><text:span text:style-name="Source_20_Text">mvn clean install</text:span> erfolgreich</text:p>
        </text:list-item>
        <text:list-item>
          <text:p text:style-name="P20"><text:span text:style-name="Source_20_Text">docker compose up --build</text:span> startet Service D + DB</text:p>
        </text:list-item>
        <text:list-item>
          <text:p text:style-name="P20">Swagger UI zeigt vollständige API/DTO Dokumentation</text:p>
        </text:list-item>
        <text:list-item>
          <text:p text:style-name="P20">Positive + negative Tests vorhanden und grün</text:p>
        </text:list-item>
        <text:list-item>
          <text:p text:style-name="P20">Idempotency verhindert Duplikate zuverlässig</text:p>
        </text:list-item>
        <text:list-item>
          <text:p text:style-name="P20">Provider-Callbacks werden sicher angenommen (Signatur/Auth) und korrekt zugeordnet</text:p>
        </text:list-item>
        <text:list-item>
          <text:p text:style-name="P20">Timeline/Events unterstützen Supportfall „nicht angekommen“ (nachvollziehbar, reproduzierbar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5T23:02:01.63</meta:creation-date>
    <meta:document-statistic meta:table-count="0" meta:image-count="0" meta:object-count="0" meta:page-count="8" meta:paragraph-count="149" meta:word-count="1230" meta:character-count="9800"/>
    <dc:date>2026-02-15T23:12:00.53</dc:date>
    <dc:creator>Thomas Meyer</dc:creator>
    <meta:editing-duration>PT9M59S</meta:editing-duration>
    <meta:editing-cycles>1</meta:editing-cycles>
    <meta:generator>OpenOffice/4.1.15$Win32 OpenOffice.org_project/4115m2$Build-9813</meta:generator>
  </office:meta>
</office:document-meta>
</file>